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abb3" officeooo:paragraph-rsid="001cabb3"/>
    </style:style>
    <style:style style:name="P2" style:family="paragraph" style:parent-style-name="Standard">
      <style:text-properties officeooo:rsid="001cd792" officeooo:paragraph-rsid="001cd7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javahungry.blogspot.com/2013/08/how-sets-are-implemented-internally-in.html" text:style-name="Internet_20_link" text:visited-style-name="Visited_20_Internet_20_Link">http://javahungry.blogspot.com/2013/08/how-sets-are-implemented-internally-in.html</text:a></text:p>
      <text:p text:style-name="P1"/>
      <text:p text:style-name="P2"><text:a xlink:type="simple" xlink:href="http://javahungry.blogspot.com/2015/05/50-java-collections-interview-questions-and-answers.html" text:style-name="Internet_20_link" text:visited-style-name="Visited_20_Internet_20_Link">http://javahungry.blogspot.com/2015/05/50-java-collections-interview-questions-and-answers.html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3S</meta:editing-duration>
    <meta:editing-cycles>4</meta:editing-cycles>
    <meta:generator>LibreOffice/5.1.4.2$Windows_X86_64 LibreOffice_project/f99d75f39f1c57ebdd7ffc5f42867c12031db97a</meta:generator>
    <dc:date>2017-04-13T22:21:17.399000000</dc:date>
    <meta:document-statistic meta:table-count="0" meta:image-count="0" meta:object-count="0" meta:page-count="1" meta:paragraph-count="2" meta:word-count="2" meta:character-count="177" meta:non-whitespace-character-count="177"/>
    <meta:user-defined meta:name="Info 1"/>
    <meta:user-defined meta:name="Info 2"/>
    <meta:user-defined meta:name="Info 3"/>
    <meta:user-defined meta:name="Info 4"/>
  </office:meta>
</office:document-meta>
</file>